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4.068cm" fo:min-width="9.787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3.179cm" fo:min-width="4.707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4.068cm" fo:min-width="9.152cm"/>
      <style:paragraph-properties style:writing-mode="lr-tb"/>
    </style:style>
    <style:style style:name="gr5" style:family="graphic" style:parent-style-name="standard">
      <style:graphic-properties draw:fill-color="#bf819e" draw:textarea-horizontal-align="justify" draw:textarea-vertical-align="middle" draw:auto-grow-height="false" fo:min-height="3.306cm" fo:min-width="9.025cm"/>
      <style:paragraph-properties style:writing-mode="lr-tb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3.687cm" fo:min-width="6.104cm"/>
      <style:paragraph-properties style:writing-mode="lr-tb"/>
    </style:style>
    <style:style style:name="gr7" style:family="graphic" style:parent-style-name="standard">
      <style:graphic-properties draw:fill-color="#dde8cb" draw:textarea-horizontal-align="justify" draw:textarea-vertical-align="middle" draw:auto-grow-height="false" fo:min-height="3.814cm" fo:min-width="4.072cm"/>
      <style:paragraph-properties style:writing-mode="lr-tb"/>
    </style:style>
    <style:style style:name="gr8" style:family="graphic" style:parent-style-name="standard">
      <style:graphic-properties draw:fill-color="#ffd7d7" draw:textarea-horizontal-align="justify" draw:textarea-vertical-align="middle" draw:auto-grow-height="false" fo:min-height="4.195cm" fo:min-width="3.69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text-properties fo:color="#2a6099"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="none" draw:fill-color="#ffffff"/>
      <style:text-properties fo:color="#2a6099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-color="#dde8cb"/>
      <style:paragraph-properties fo:text-align="center"/>
    </style:style>
    <style:style style:name="P10" style:family="paragraph">
      <loext:graphic-properties draw:fill-color="#ffd7d7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color="#2a6099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715cm" svg:height="4.591cm" svg:x="2.143cm" svg:y="3.286cm">
          <draw:text-box>
            <text:p text:style-name="P1"><text:span text:style-name="T1">Tailoring Resume, Cover Letter, </text:span><text:span text:style-name="T1">and Personal Statement</text:span></text:p>
          </draw:text-box>
        </draw:frame>
        <draw:custom-shape draw:style-name="gr2" draw:text-style-name="P4" xml:id="id1" draw:id="id1" draw:layer="layout" svg:width="10.287cm" svg:height="4.318cm" svg:x="9.509cm" svg:y="2.651cm">
          <text:p text:style-name="P3">User provided resume, cover letter, </text:p>
          <text:p text:style-name="P3">or personal statement are </text:p>
          <text:p text:style-name="P3">automatically categorized upstream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.207cm" svg:height="3.429cm" svg:x="12.049cm" svg:y="7.985cm">
          <text:p text:style-name="P3"/>
          <text:p text:style-name="P3">File paths</text:p>
          <text:p text:style-name="P3"><text:s/>are</text:p>
          <text:p text:style-name="P3"><text:s/>saved in LLM’s <text:s/></text:p>
          <text:p text:style-name="P3">prompt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9.652cm" svg:height="4.318cm" svg:x="1.381cm" svg:y="10.525cm">
          <text:p text:style-name="P3">When a request comes in, </text:p>
          <text:p text:style-name="P3">a custom tool</text:p>
          <text:p text:style-name="P3"><text:s/>processes the file path, </text:p>
          <text:p text:style-name="P3">along with any other information,</text:p>
          <text:p text:style-name="P3"><text:s/>such as about 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9.525cm" svg:height="3.556cm" svg:x="5.699cm" svg:y="16.367cm">
          <text:p text:style-name="P3">Downstream LLM chains deploy </text:p>
          <text:p text:style-name="P3">content-specific queries</text:p>
          <text:p text:style-name="P3"><text:s/>to tailor the content <text:s/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6.604cm" svg:height="3.937cm" svg:x="1.762cm" svg:y="21.828cm">
          <text:p text:style-name="P3">Resume are provided </text:p>
          <text:p text:style-name="P3">with suggested </text:p>
          <text:p text:style-name="P3">additions/replacements</text:p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4.572cm" svg:height="4.064cm" svg:x="9.763cm" svg:y="21.701cm">
          <text:p text:style-name="P3">Cover letter</text:p>
          <text:p text:style-name="P3"><text:s/>are rewritten</text:p>
          <draw:enhanced-geometry svg:viewBox="0 0 21600 21600" draw:type="rectangle" draw:enhanced-path="M 0 0 L 21600 0 21600 21600 0 21600 0 0 Z N"/>
        </draw:custom-shape>
        <draw:custom-shape draw:style-name="gr8" draw:text-style-name="P10" xml:id="id7" draw:id="id7" draw:layer="layout" svg:width="4.191cm" svg:height="4.445cm" svg:x="15.478cm" svg:y="21.447cm">
          <text:p text:style-name="P3">Personal </text:p>
          <text:p text:style-name="P3">statements </text:p>
          <text:p text:style-name="P3">are rewritten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s" svg:x1="14.652cm" svg:y1="6.969cm" svg:x2="14.652cm" svg:y2="7.985cm" draw:start-shape="id1" draw:end-shape="id2" svg:d="M14652 6969v501 13 502" svg:viewBox="0 0 1 1017">
          <text:p/>
        </draw:connector>
        <draw:connector draw:style-name="gr9" draw:text-style-name="P11" draw:layer="layout" draw:type="lines" svg:x1="12.049cm" svg:y1="9.699cm" svg:x2="6.207cm" svg:y2="10.525cm" draw:start-shape="id2" draw:start-glue-point="3" draw:end-shape="id3" draw:end-glue-point="0" svg:d="M12049 9699h-502l-5340 325v501" svg:viewBox="0 0 5843 827">
          <text:p/>
        </draw:connector>
        <draw:connector draw:style-name="gr9" draw:text-style-name="P11" draw:layer="layout" draw:type="lines" svg:x1="6.207cm" svg:y1="14.843cm" svg:x2="10.461cm" svg:y2="16.367cm" draw:start-shape="id3" draw:start-glue-point="2" draw:end-shape="id4" draw:end-glue-point="0" svg:d="M6207 14843v501l4254 522v501" svg:viewBox="0 0 4255 1525">
          <text:p/>
        </draw:connector>
        <draw:connector draw:style-name="gr9" draw:text-style-name="P11" draw:layer="layout" draw:type="lines" svg:x1="10.461cm" svg:y1="19.923cm" svg:x2="5.064cm" svg:y2="21.828cm" draw:start-shape="id4" draw:start-glue-point="2" draw:end-shape="id5" draw:end-glue-point="0" svg:d="M10461 19923v501l-5397 902v502" svg:viewBox="0 0 5398 1906">
          <text:p/>
        </draw:connector>
        <draw:connector draw:style-name="gr9" draw:text-style-name="P11" draw:layer="layout" draw:type="lines" svg:x1="10.461cm" svg:y1="19.923cm" svg:x2="12.049cm" svg:y2="21.701cm" draw:start-shape="id4" draw:start-glue-point="2" draw:end-shape="id6" svg:d="M10461 19923v501l1588 776v501" svg:viewBox="0 0 1589 1779">
          <text:p/>
        </draw:connector>
        <draw:connector draw:style-name="gr9" draw:text-style-name="P11" draw:layer="layout" draw:type="lines" svg:x1="10.461cm" svg:y1="19.923cm" svg:x2="17.573cm" svg:y2="21.447cm" draw:start-shape="id4" draw:start-glue-point="2" draw:end-shape="id7" svg:d="M10461 19923v501l7112 521v502" svg:viewBox="0 0 7113 152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4T11:03:56.496877443</meta:creation-date>
    <dc:date>2023-10-14T11:38:23.870158603</dc:date>
    <meta:editing-duration>PT24M6S</meta:editing-duration>
    <meta:editing-cycles>3</meta:editing-cycles>
    <meta:generator>LibreOffice/6.4.7.2$Linux_X86_64 LibreOffice_project/40$Build-2</meta:generator>
    <meta:document-statistic meta:object-count="14"/>
  </office:meta>
</office:document-meta>
</file>